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text-properties officeooo:rsid="02fa6015"/>
    </style:style>
    <style:style style:name="P4" style:family="paragraph" style:parent-style-name="Text_20_body">
      <style:text-properties officeooo:rsid="00552aaa" officeooo:paragraph-rsid="0056c254"/>
    </style:style>
    <style:style style:name="P5" style:family="paragraph" style:parent-style-name="Text_20_body">
      <style:text-properties officeooo:rsid="005653dc" officeooo:paragraph-rsid="005653dc"/>
    </style:style>
    <style:style style:name="P6" style:family="paragraph" style:parent-style-name="Text_20_body">
      <style:text-properties officeooo:rsid="005653dc" officeooo:paragraph-rsid="0056c254"/>
    </style:style>
    <style:style style:name="P7" style:family="paragraph" style:parent-style-name="Text_20_body">
      <style:text-properties officeooo:rsid="0050cfd2" officeooo:paragraph-rsid="0056c254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1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2" style:family="paragraph" style:parent-style-name="Text_20_body">
      <style:text-properties officeooo:rsid="005653dc" officeooo:paragraph-rsid="005653dc"/>
    </style:style>
    <style:style style:name="P13" style:family="paragraph" style:parent-style-name="Text_20_body">
      <style:text-properties officeooo:rsid="00590474" officeooo:paragraph-rsid="005904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officeooo:rsid="00552aaa"/>
    </style:style>
    <style:style style:name="T4" style:family="text">
      <style:text-properties officeooo:rsid="005653dc"/>
    </style:style>
    <style:style style:name="T5" style:family="text">
      <style:text-properties officeooo:rsid="005721e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1" table:style-name="Tabla1">
        <table:table-column table:style-name="Tabla1.A"/>
        <table:table-column table:style-name="Tabla1.B"/>
        <table:table-row table:style-name="TableLine2618528646528">
          <table:table-cell table:style-name="Tabla1.A1" office:value-type="string">
            <text:p text:style-name="P9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2">Nome</text:span><text:span text:style-name="T1">: </text:span></text:p>
          </table:table-cell>
        </table:table-row>
      </table:table>
      <text:p text:style-name="Standard"/>
      <text:p text:style-name="P3"/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618528650880">
          <table:table-cell table:style-name="Tabla4.A1" office:value-type="string">
            <text:p text:style-name="P10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7">1. <text:span text:style-name="T3">Dado un teléfono móbil coas seguintes características:</text:span></text:p>
            <text:p text:style-name="P4"><text:span text:style-name="T4">Captura de vídeo:</text:span> 720p (1280x720 pixeles) <text:span text:style-name="T4">a 30fps e 32 bits</text:span></text:p>
            <text:p text:style-name="P6">Captura de audio: son estéreo con calidade de 16 bits e 2<text:span text:style-name="T5">2,1</text:span> kHz</text:p>
            <text:p text:style-name="P5"/>
            <text:p text:style-name="P5">Se o espazo de almacenamento libre do que dispoñemos é de 5 GB, indica a duración máxima de vídeo que podemos gravar.</text:p>
            <text:p text:style-name="P5"/>
            <text:p text:style-name="P13">Realiza os cálculos empregando unidades de almacenamento en potencias de dou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09-19T17:13:06.379000000</dc:date>
    <meta:editing-duration>PT8H22M17S</meta:editing-duration>
    <meta:editing-cycles>139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0" meta:word-count="67" meta:character-count="384" meta:non-whitespace-character-count="321"/>
  </office:meta>
</office:document-meta>
</file>